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1b2e8a" officeooo:paragraph-rsid="00087ba2"/>
    </style:style>
    <style:style style:name="P2" style:family="paragraph" style:parent-style-name="Standard">
      <style:paragraph-properties fo:text-align="justify" style:justify-single-word="false"/>
      <style:text-properties officeooo:paragraph-rsid="0008e6fb"/>
    </style:style>
    <style:style style:name="P3" style:family="paragraph" style:parent-style-name="Standard">
      <style:text-properties officeooo:paragraph-rsid="0008e6fb"/>
    </style:style>
    <style:style style:name="P4" style:family="paragraph" style:parent-style-name="Standard">
      <style:text-properties officeooo:paragraph-rsid="0008e6fb" style:font-size-complex="12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officeooo:paragraph-rsid="0008e6fb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paragraph-rsid="0008e6fb" style:font-size-complex="12pt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officeooo:paragraph-rsid="0008e6fb" style:font-size-complex="12pt"/>
    </style:style>
    <style:style style:name="P8" style:family="paragraph" style:parent-style-name="Subtitle">
      <style:text-properties officeooo:rsid="001b2e8a" officeooo:paragraph-rsid="00087ba2"/>
    </style:style>
    <style:style style:name="P9" style:family="paragraph" style:parent-style-name="Text_20_body">
      <style:text-properties officeooo:rsid="0008e6fb" officeooo:paragraph-rsid="0008e6fb"/>
    </style:style>
    <style:style style:name="P10" style:family="paragraph" style:parent-style-name="Text_20_body">
      <style:text-properties officeooo:paragraph-rsid="0008e6fb"/>
    </style:style>
    <style:style style:name="P11" style:family="paragraph" style:parent-style-name="List_20_Paragraph">
      <style:text-properties officeooo:paragraph-rsid="0008e6fb" style:font-size-complex="12pt"/>
    </style:style>
    <style:style style:name="P12" style:family="paragraph" style:parent-style-name="Heading_20_1">
      <style:text-properties officeooo:rsid="0008e6fb" officeooo:paragraph-rsid="0008e6fb"/>
    </style:style>
    <style:style style:name="P13" style:family="paragraph" style:parent-style-name="List_20_Paragraph" style:list-style-name="WWNum5">
      <style:paragraph-properties style:punctuation-wrap="hanging" style:vertical-align="baseline"/>
      <style:text-properties officeooo:paragraph-rsid="0008e6fb"/>
    </style:style>
    <style:style style:name="P14" style:family="paragraph" style:parent-style-name="List_20_Paragraph" style:list-style-name="WWNum5">
      <style:text-properties officeooo:paragraph-rsid="0008e6fb" style:font-size-complex="12pt"/>
    </style:style>
    <style:style style:name="P15" style:family="paragraph" style:parent-style-name="List_20_Paragraph" style:list-style-name="WWNum5">
      <style:text-properties officeooo:rsid="000e9f76" officeooo:paragraph-rsid="000e9f76" style:font-size-complex="12pt"/>
    </style:style>
    <style:style style:name="P16" style:family="paragraph" style:parent-style-name="List_20_Paragraph">
      <style:text-properties officeooo:paragraph-rsid="0008e6fb" style:font-size-complex="12pt"/>
    </style:style>
    <style:style style:name="P17" style:family="paragraph" style:parent-style-name="List_20_Paragraph" style:list-style-name="WWNum5">
      <style:paragraph-properties fo:margin-left="0cm" fo:margin-right="0cm" fo:text-indent="0cm" style:auto-text-indent="false"/>
      <style:text-properties officeooo:paragraph-rsid="000d560a" style:font-size-complex="12pt"/>
    </style:style>
    <style:style style:name="P18" style:family="paragraph" style:parent-style-name="List_20_Paragraph" style:list-style-name="WWNum5">
      <style:paragraph-properties fo:margin-left="0cm" fo:margin-right="0cm" fo:text-indent="0cm" style:auto-text-indent="false"/>
      <style:text-properties officeooo:rsid="000d560a" officeooo:paragraph-rsid="000d560a" style:font-size-complex="12pt"/>
    </style:style>
    <style:style style:name="P19" style:family="paragraph" style:parent-style-name="List_20_Paragraph" style:list-style-name="WWNum5">
      <style:paragraph-properties fo:margin-left="0cm" fo:margin-right="0cm" fo:text-indent="0cm" style:auto-text-indent="false"/>
      <style:text-properties officeooo:rsid="000e9f76" officeooo:paragraph-rsid="000e9f76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paragraph-rsid="0008e6fb" style:font-size-complex="12pt"/>
    </style:style>
    <style:style style:name="P21" style:family="paragraph" style:parent-style-name="Standard" style:list-style-name="WWNum5">
      <style:paragraph-properties style:punctuation-wrap="hanging" style:vertical-align="baseline"/>
      <style:text-properties officeooo:paragraph-rsid="0008e6fb"/>
    </style:style>
    <style:style style:name="P22" style:family="paragraph" style:parent-style-name="Standard" style:list-style-name="WWNum5">
      <style:text-properties officeooo:paragraph-rsid="0008e6fb" style:font-size-complex="12pt"/>
    </style:style>
    <style:style style:name="P23" style:family="paragraph" style:parent-style-name="Standard" style:list-style-name="WWNum5">
      <style:text-properties officeooo:rsid="000e9f76" officeooo:paragraph-rsid="000e9f76" style:font-size-complex="12pt"/>
    </style:style>
    <style:style style:name="P24" style:family="paragraph" style:parent-style-name="Standard">
      <style:text-properties officeooo:rsid="000e9f76" officeooo:paragraph-rsid="000e9f76" style:font-size-complex="12pt"/>
    </style:style>
    <style:style style:name="P25" style:family="paragraph" style:parent-style-name="Standard" style:list-style-name="WWNum5">
      <style:paragraph-properties style:punctuation-wrap="hanging" style:vertical-align="baseline"/>
      <style:text-properties officeooo:rsid="000ba7d4" officeooo:paragraph-rsid="000ba7d4"/>
    </style:style>
    <style:style style:name="P26" style:family="paragraph" style:parent-style-name="Standard">
      <style:paragraph-properties style:punctuation-wrap="hanging" style:vertical-align="baseline"/>
      <style:text-properties officeooo:rsid="000ba7d4" officeooo:paragraph-rsid="000ba7d4"/>
    </style:style>
    <style:style style:name="P27" style:family="paragraph" style:parent-style-name="Standard">
      <style:text-properties officeooo:paragraph-rsid="0008e6fb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officeooo:rsid="000abeb6" officeooo:paragraph-rsid="000abeb6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officeooo:rsid="000ba7d4" officeooo:paragraph-rsid="000ba7d4"/>
    </style:style>
    <style:style style:name="T1" style:family="text">
      <style:text-properties officeooo:rsid="00087ba2"/>
    </style:style>
    <style:style style:name="T2" style:family="text">
      <style:text-properties officeooo:rsid="0008e6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a7d4" style:font-weight-asian="normal" style:font-weight-complex="normal"/>
    </style:style>
    <style:style style:name="T6" style:family="text">
      <style:text-properties officeooo:rsid="000ba7d4"/>
    </style:style>
    <style:style style:name="T7" style:family="text">
      <style:text-properties officeooo:rsid="000f3c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 – Tutorial <text:span text:style-name="T1">6</text:span></text:p>
      <text:p text:style-name="P8">COMP2007</text:p>
      <text:h text:style-name="P12" text:outline-level="1">OO Basics and Smalltalk:</text:h>
      <text:list xml:id="list3424622229" text:style-name="WWNum5">
        <text:list-item>
          <text:p text:style-name="P13">What is a class and what does it define?</text:p>
          <text:p text:style-name="P13"/>
        </text:list-item>
      </text:list>
      <text:p text:style-name="P3"/>
      <text:list xml:id="list154456097113941" text:continue-numbering="true" text:style-name="WWNum5">
        <text:list-item>
          <text:p text:style-name="P21">What is the difference between a class and an object?What does an object encapsulate?</text:p>
        </text:list-item>
      </text:list>
      <text:p text:style-name="P28">Objects capture the value and state of the class. Class says what the data is, object gives it <text:span text:style-name="T3">values</text:span></text:p>
      <text:p text:style-name="P28"><text:span text:style-name="T3"/></text:p>
      <text:list xml:id="list154454786117130" text:continue-numbering="true" text:style-name="WWNum5">
        <text:list-item>
          <text:p text:style-name="P21">What is information hiding? Provide an example. Do objects have the property of information hiding? </text:p>
        </text:list-item>
      </text:list>
      <text:p text:style-name="P28">Encapsulation: grouping <text:span text:style-name="T3">Common</text:span><text:span text:style-name="T4"> information.</text:span></text:p>
      <text:p text:style-name="P28"><text:span text:style-name="T4">Information hiding is restricting information access, hiding the implementation <text:tab/>details. Often done through encapsulation. Can only access </text:span><text:span text:style-name="T5">what you choose.</text:span></text:p>
      <text:p text:style-name="P29"><text:span text:style-name="T5">O</text:span><text:span text:style-name="T4">O is a weak form of info hiding, it hides implementation but doesn’t restrict <text:tab/>access.</text:span></text:p>
      <text:p text:style-name="P5"/>
      <text:list xml:id="list154456378202740" text:continue-numbering="true" text:style-name="WWNum5">
        <text:list-item>
          <text:p text:style-name="P21">In procedural programming subprograms communicate using parameters. How is this achieved in OOP?</text:p>
          <text:p text:style-name="P25">Message passing, conceptually objects talking to each other.</text:p>
        </text:list-item>
      </text:list>
      <text:p text:style-name="P5"/>
      <text:list xml:id="list154455478978722" text:continue-numbering="true" text:style-name="WWNum5">
        <text:list-item>
          <text:p text:style-name="P21">How many class relationships are possible in OOP? Name them.</text:p>
          <text:p text:style-name="P25">Aggregation</text:p>
          <text:p text:style-name="P25">Association</text:p>
        </text:list-item>
      </text:list>
      <text:p text:style-name="P26"><text:tab/>Inheritance</text:p>
      <text:p text:style-name="P26"><text:tab/>Friendship → often used only for “object enabled” languages.</text:p>
      <text:p text:style-name="P5"/>
      <text:list xml:id="list154456446665952" text:continue-numbering="true" text:style-name="WWNum5">
        <text:list-item>
          <text:p text:style-name="P21">What is inheritance in OOP? What is the difference between multiple inheritance and repeated inheritance? Provide an example.</text:p>
        </text:list-item>
      </text:list>
      <text:p text:style-name="P3"><text:tab/><text:span text:style-name="T6">Child inherits everything from the parent, (unless its private) can extend upon it</text:span></text:p>
      <text:p text:style-name="P3"/>
      <text:p text:style-name="P3"/>
      <text:list xml:id="list154455957643484" text:continue-numbering="true" text:style-name="WWNum5">
        <text:list-item>
          <text:p text:style-name="P14">What is polymorphism in OOP?</text:p>
          <text:p text:style-name="P14"/>
        </text:list-item>
      </text:list>
      <text:p text:style-name="P6"><text:soft-page-break/></text:p>
      <text:list xml:id="list154455261857819" text:continue-numbering="true" text:style-name="WWNum5">
        <text:list-item>
          <text:p text:style-name="P14">What does a derived class add to its definition when compared with the base class from which is was built? How many objects does it represent when compared with the base class? Can a derived class access the private members of the base class?</text:p>
          <text:list>
            <text:list-header>
              <text:p text:style-name="P18">More specific functionality.</text:p>
              <text:p text:style-name="P19">Represents less </text:p>
              <text:p text:style-name="P19">Cannot access it → in most languages</text:p>
              <text:p text:style-name="P17"/>
            </text:list-header>
          </text:list>
        </text:list-item>
        <text:list-item>
          <text:p text:style-name="P14">What is an abstract class?</text:p>
          <text:p text:style-name="P15">Theoretical, virtual class</text:p>
          <text:p text:style-name="P15">Cannot be created, doesn’t make sense to exist</text:p>
        </text:list-item>
      </text:list>
      <text:p text:style-name="P11"/>
      <text:p text:style-name="P20"/>
      <text:list xml:id="list154454563516405" text:continue-numbering="true" text:style-name="WWNum5">
        <text:list-item>
          <text:p text:style-name="P22">How many varieties of variables are available in Smalltalk? Name them.</text:p>
          <text:p text:style-name="P23">1 Objects → everything is a reference(pointer)</text:p>
        </text:list-item>
      </text:list>
      <text:p text:style-name="P4"/>
      <text:list xml:id="list154454610323096" text:continue-numbering="true" text:style-name="WWNum5">
        <text:list-item>
          <text:p text:style-name="P22">How is repetition achieved in Smalltalk? What does it involve?</text:p>
          <text:p text:style-name="P23">Using recursion or control structures like loops</text:p>
        </text:list-item>
      </text:list>
      <text:p text:style-name="P7"/>
      <text:list xml:id="list154454777793142" text:continue-numbering="true" text:style-name="WWNum5">
        <text:list-item>
          <text:p text:style-name="P22">What type of inheritance does Smalltalk allow? Is is sufficient? Justify your answer.</text:p>
          <text:p text:style-name="P23">Single only. There are instances in the real-world that correlate to multiple inheritance, such as a tank which is both an artillery and a vehicle.</text:p>
        </text:list-item>
      </text:list>
      <text:p text:style-name="P4"/>
      <text:list xml:id="list154454844502758" text:continue-numbering="true" text:style-name="WWNum5">
        <text:list-item>
          <text:p text:style-name="P22">How are operations performed in Smalltalk?</text:p>
          <text:p text:style-name="P23">Message passing</text:p>
        </text:list-item>
      </text:list>
      <text:p text:style-name="P11"/>
      <text:list xml:id="list154455154495029" text:continue-numbering="true" text:style-name="WWNum5">
        <text:list-item>
          <text:p text:style-name="P22">Evaluate Smalltalk with regards to the three Criteria and nine Characteristics of program design.</text:p>
          <text:p text:style-name="P23"><text:bookmark text:name="_GoBack"/>Supports much abstraction</text:p>
          <text:p text:style-name="P23">Highly regular, everything is an object and behaves the same way</text:p>
          <text:p text:style-name="P23">Simple and consistent syntax as a result. -→easy<text:span text:style-name="T7"> to read, write and understand</text:span></text:p>
          <text:p text:style-name="P23">Info<text:span text:style-name="T7">r</text:span>mation hiding via encapsulation and access modifiers</text:p>
          <text:p text:style-name="P23">Structured programming</text:p>
        </text:list-item>
      </text:list>
      <text:p text:style-name="P24"/>
      <text:p text:style-name="P24"><text:tab/><text:span text:style-name="T7">Type checking is very poor. → therefore not very reliable.</text:span></text:p>
      <text:p text:style-name="P24"><text:tab/>Is a lot slower than many procedural languages</text:p>
      <text:p text:style-name="P2"/>
      <text:h text:style-name="P12" text:outline-level="1"><text:soft-page-break/>Programming Assignment</text:h>
      <text:p text:style-name="P10"><text:span text:style-name="T2">For this week’s task, you’ll need the program “gst”, and </text:span><text:a xlink:type="simple" xlink:href="https://people.eecs.berkeley.edu/~fateman/264/papers/smalltalk-tutorial.html" text:style-name="Internet_20_link" text:visited-style-name="Visited_20_Internet_20_Link"><text:span text:style-name="T2">this guide on smalltalk</text:span></text:a>.</text:p>
      <text:p text:style-name="P10"><text:span text:style-name="T2">Your job is to implement </text:span><text:a xlink:type="simple" xlink:href="https://en.wikipedia.org/wiki/Fizz_buzz" text:style-name="Internet_20_link" text:visited-style-name="Visited_20_Internet_20_Link"><text:span text:style-name="T2">fizz buzz</text:span></text:a> <text:span text:style-name="T2">in smalltalk. This might sound easy, but it will likely be pretty tricky given the strange way smalltalk works!</text:span></text:p>
      <text:p text:style-name="P9">Along with your reflection, the weekly question is:</text:p>
      <text:p text:style-name="P9">How does your implementation of fizz buzz here compare with the implementations you wrote in Fortran and Algol in terms of readability and writeability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0:46:56.026399525</meta:creation-date>
    <dc:date>2021-09-21T15:44:54.321415576</dc:date>
    <meta:editing-duration>PT19M1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48" meta:word-count="492" meta:character-count="3075" meta:non-whitespace-character-count="2635"/>
  </office:meta>
</office:document-meta>
</file>